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gr2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3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5" style:family="graphic" style:parent-style-name="objectwithoutfill">
      <style:graphic-properties draw:stroke="dash" draw:stroke-dash="Fine_20_Dashed" svg:stroke-color="#729fcf" draw:marker-start="Arrow" draw:marker-start-width="0.152cm" draw:fill="none" draw:textarea-vertical-align="middle"/>
    </style:style>
    <style:style style:name="gr6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7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8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9cm" fo:min-width="0cm" fo:padding-top="-0.025cm" fo:padding-bottom="-0.025cm" fo:padding-left="0.225cm" fo:padding-right="0.225cm"/>
    </style:style>
    <style:style style:name="gr9" style:family="graphic" style:parent-style-name="objectwithoutfill">
      <style:graphic-properties draw:stroke="dash" draw:stroke-dash="Fine_20_Dashed" svg:stroke-color="#ff3300" draw:marker-start="Arrow" draw:marker-start-width="0.152cm" draw:fill="none" draw:textarea-vertical-align="middle"/>
    </style:style>
    <style:style style:name="gr10" style:family="graphic" style:parent-style-name="objectwithoutfill">
      <style:graphic-properties draw:stroke="dash" draw:stroke-dash="Fine_20_Dashed" svg:stroke-color="#669933" draw:marker-start="Arrow" draw:marker-start-width="0.152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color="#729fcf" draw:marker-end="Arrow" draw:marker-end-width="0.152cm" draw:fill="none" draw:textarea-vertical-align="middle"/>
    </style:style>
    <style:style style:name="gr13" style:family="graphic" style:parent-style-name="objectwithoutfill">
      <style:graphic-properties svg:stroke-color="#669933" draw:marker-end="Arrow" draw:marker-end-width="0.152cm" draw:fill="none" draw:textarea-vertical-align="middle"/>
    </style:style>
    <style:style style:name="gr14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123cm" fo:min-width="2.016cm" fo:padding-top="0.137cm" fo:padding-bottom="0.137cm" fo:padding-left="0.262cm" fo:padding-right="0.262cm" draw:shadow-opacity="0%"/>
    </style:style>
    <style:style style:name="gr15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2.393cm" fo:min-width="2.016cm" fo:padding-top="0.137cm" fo:padding-bottom="0.137cm" fo:padding-left="0.262cm" fo:padding-right="0.262cm" draw:shadow-opacity="0%"/>
    </style:style>
    <style:style style:name="gr16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4.298cm" fo:min-width="2.016cm" fo:padding-top="0.137cm" fo:padding-bottom="0.137cm" fo:padding-left="0.262cm" fo:padding-right="0.262cm" draw:shadow-opacity="0%"/>
    </style:style>
    <style:style style:name="gr17" style:family="graphic" style:parent-style-name="objectwithoutfill">
      <style:graphic-properties svg:stroke-color="#ff3300" draw:marker-end="Arrow" draw:marker-end-width="0.152cm" draw:fill="none" draw:textarea-vertical-align="middle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666666" draw:opacity="100%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0.635cm" svg:x="1.889cm" svg:y="2.651cm">
          <draw:text-box>
            <text:p><text:span text:style-name="T1">Input</text:span></text:p>
          </draw:text-box>
        </draw:frame>
        <draw:frame draw:style-name="gr1" draw:text-style-name="P1" draw:layer="layout" svg:width="2.54cm" svg:height="0.635cm" svg:x="12.811cm" svg:y="3.54cm">
          <draw:text-box>
            <text:p><text:span text:style-name="T1">Output</text:span></text:p>
          </draw:text-box>
        </draw:frame>
        <draw:frame draw:style-name="gr2" draw:text-style-name="P2" draw:layer="layout" svg:width="2.159cm" svg:height="0.509cm" svg:x="13.065cm" svg:y="4.301cm">
          <draw:text-box>
            <text:p><text:span text:style-name="T2">output</text:span></text:p>
          </draw:text-box>
        </draw:frame>
        <draw:custom-shape draw:style-name="gr3" draw:text-style-name="P3" xml:id="id7" draw:id="id7" draw:layer="layout" svg:width="0.254cm" svg:height="0.508cm" svg:x="12.811cm" svg:y="4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159cm" svg:height="0.509cm" svg:x="5.826cm" svg:y="5.698cm">
          <draw:text-box>
            <text:p><text:span text:style-name="T2">relation</text:span></text:p>
          </draw:text-box>
        </draw:frame>
        <draw:custom-shape draw:style-name="gr3" draw:text-style-name="P3" xml:id="id2" draw:id="id2" draw:layer="layout" svg:width="0.254cm" svg:height="0.508cm" svg:x="5.572cm" svg:y="5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54cm" svg:height="0.635cm" svg:x="7.858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xml:id="id3" draw:id="id3" draw:layer="layout" svg:width="2.54cm" svg:height="0.635cm" svg:x="5.572cm" svg:y="4.937cm">
          <draw:text-box>
            <text:p><text:span text:style-name="T1">Select</text:span></text:p>
          </draw:text-box>
        </draw:frame>
        <draw:connector draw:style-name="gr5" draw:text-style-name="P4" draw:layer="layout" draw:type="curve" draw:line-skew="0.145cm" svg:x1="4.429cm" svg:y1="3.667cm" svg:x2="5.572cm" svg:y2="5.952cm" draw:start-shape="id1" draw:start-glue-point="1" draw:end-shape="id2" draw:end-glue-point="3" svg:d="M4429 3667c1075 0 504 2285 1143 2285" svg:viewBox="0 0 1144 2286">
          <text:p/>
        </draw:connector>
        <draw:frame draw:style-name="gr2" draw:text-style-name="P2" draw:layer="layout" svg:width="2.159cm" svg:height="0.509cm" svg:x="9.255cm" svg:y="2.396cm">
          <draw:text-box>
            <text:p><text:span text:style-name="T2">relation</text:span></text:p>
          </draw:text-box>
        </draw:frame>
        <draw:custom-shape draw:style-name="gr3" draw:text-style-name="P3" xml:id="id5" draw:id="id5" draw:layer="layout" svg:width="0.254cm" svg:height="0.508cm" svg:x="9.001cm" svg:y="2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2.286cm" svg:height="0.509cm" svg:x="9.255cm" svg:y="3.667cm">
          <draw:text-box>
            <text:p><text:span text:style-name="T2">=</text:span></text:p>
          </draw:text-box>
        </draw:frame>
        <draw:custom-shape draw:style-name="gr7" draw:text-style-name="P5" draw:layer="layout" svg:width="0.203cm" svg:height="0.203cm" draw:transform="rotate (-3.14159265358979) translate (11.456cm 4.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xml:id="id6" draw:id="id6" draw:layer="layout" svg:width="0.254cm" svg:height="0.635cm" svg:x="11.287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2.286cm" svg:height="0.508cm" svg:x="9.255cm" svg:y="4.937cm">
          <draw:text-box>
            <text:p><text:span text:style-name="T2">max(c1)</text:span></text:p>
          </draw:text-box>
        </draw:frame>
        <draw:custom-shape draw:style-name="gr7" draw:text-style-name="P5" draw:layer="layout" svg:width="0.203cm" svg:height="0.203cm" draw:transform="rotate (-3.14159265358979) translate (11.456cm 5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3" xml:id="id4" draw:id="id4" draw:layer="layout" svg:width="0.254cm" svg:height="0.509cm" svg:x="9.001cm" svg:y="4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54cm" svg:height="0.635cm" svg:x="9.001cm" svg:y="1.635cm">
          <draw:text-box>
            <text:p><text:span text:style-name="T1">Constraint</text:span></text:p>
          </draw:text-box>
        </draw:frame>
        <draw:connector draw:style-name="gr9" draw:text-style-name="P4" draw:layer="layout" draw:type="curve" svg:x1="8.112cm" svg:y1="5.254cm" svg:x2="9.001cm" svg:y2="4.555cm" draw:start-shape="id3" draw:start-glue-point="1" draw:end-shape="id4" draw:end-glue-point="3" svg:d="M8112 5254c676 0 232-699 889-699" svg:viewBox="0 0 890 700">
          <text:p/>
        </draw:connector>
        <draw:connector draw:style-name="gr10" draw:text-style-name="P4" draw:layer="layout" draw:type="curve" svg:x1="4.429cm" svg:y1="3.667cm" svg:x2="9.001cm" svg:y2="2.65cm" draw:start-shape="id1" draw:start-glue-point="1" draw:end-shape="id5" draw:end-glue-point="3" svg:d="M4429 3667c3429 0 1143-1017 4572-1017" svg:viewBox="0 0 4573 1018">
          <text:p/>
        </draw:connector>
        <draw:connector draw:style-name="gr11" draw:text-style-name="P4" draw:layer="layout" draw:type="curve" svg:x1="11.541cm" svg:y1="1.952cm" svg:x2="12.811cm" svg:y2="4.555cm" draw:start-shape="id6" draw:start-glue-point="1" draw:end-shape="id7" draw:end-glue-point="3" svg:d="M11541 1952c952 0 318 2603 1270 2603" svg:viewBox="0 0 1271 2604">
          <text:p/>
        </draw:connector>
        <draw:frame draw:style-name="gr6" draw:text-style-name="P2" draw:layer="layout" svg:width="2.286cm" svg:height="0.509cm" svg:x="5.826cm" svg:y="6.968cm">
          <draw:text-box>
            <text:p><text:span text:style-name="T2">max</text:span></text:p>
          </draw:text-box>
        </draw:frame>
        <draw:custom-shape draw:style-name="gr7" draw:text-style-name="P5" draw:layer="layout" svg:width="0.203cm" svg:height="0.203cm" draw:transform="rotate (-3.14159265358979) translate (8.027cm 7.3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2.159cm" svg:height="0.509cm" svg:x="5.826cm" svg:y="6.333cm">
          <draw:text-box>
            <text:p><text:span text:style-name="T2">column</text:span></text:p>
          </draw:text-box>
        </draw:frame>
        <draw:custom-shape draw:style-name="gr3" draw:text-style-name="P3" draw:layer="layout" svg:width="0.254cm" svg:height="0.508cm" svg:x="5.572cm" svg:y="6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286cm" svg:height="0.509cm" svg:x="1.889cm" svg:y="3.413cm">
          <draw:text-box>
            <text:p text:style-name="P6"><text:span text:style-name="T2">r1 [relation]</text:span></text:p>
          </draw:text-box>
        </draw:frame>
        <draw:custom-shape draw:style-name="gr3" draw:text-style-name="P3" xml:id="id1" draw:id="id1" draw:layer="layout" svg:width="0.254cm" svg:height="0.508cm" svg:x="4.175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286cm" svg:height="0.509cm" svg:x="1.889cm" svg:y="4.047cm">
          <draw:text-box>
            <text:p text:style-name="P6"><text:span text:style-name="T2">c1 [column]</text:span></text:p>
          </draw:text-box>
        </draw:frame>
        <draw:custom-shape draw:style-name="gr3" draw:text-style-name="P3" xml:id="id8" draw:id="id8" draw:layer="layout" svg:width="0.254cm" svg:height="0.508cm" svg:x="4.175cm" svg:y="4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4" draw:layer="layout" draw:type="curve" draw:line-skew="-0.394cm" svg:x1="4.429cm" svg:y1="4.301cm" svg:x2="5.572cm" svg:y2="6.587cm" draw:start-shape="id8" draw:start-glue-point="1" svg:d="M4429 4301c642 0 71 2286 1143 2286" svg:viewBox="0 0 1144 2287">
          <text:p/>
        </draw:connector>
        <draw:frame draw:style-name="gr2" draw:text-style-name="P2" draw:layer="layout" svg:width="2.159cm" svg:height="0.509cm" svg:x="9.255cm" svg:y="4.301cm">
          <draw:text-box>
            <text:p><text:span text:style-name="T2">relation</text:span></text:p>
          </draw:text-box>
        </draw:frame>
        <draw:frame draw:style-name="gr2" draw:text-style-name="P2" draw:layer="layout" svg:width="2.159cm" svg:height="0.509cm" svg:x="9.255cm" svg:y="3.032cm">
          <draw:text-box>
            <text:p><text:span text:style-name="T2">column</text:span></text:p>
          </draw:text-box>
        </draw:frame>
        <draw:custom-shape draw:style-name="gr3" draw:text-style-name="P3" xml:id="id9" draw:id="id9" draw:layer="layout" svg:width="0.254cm" svg:height="0.508cm" svg:x="9.001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4" draw:layer="layout" draw:type="curve" svg:x1="4.429cm" svg:y1="4.301cm" svg:x2="9.001cm" svg:y2="3.286cm" draw:start-shape="id8" draw:start-glue-point="1" draw:end-shape="id9" draw:end-glue-point="3" svg:d="M4429 4301c3429 0 1143-1015 4572-1015" svg:viewBox="0 0 4573 1016">
          <text:p/>
        </draw:connector>
        <draw:custom-shape draw:style-name="gr3" draw:text-style-name="P3" draw:layer="layout" svg:width="0.254cm" svg:height="0.508cm" svg:x="9.001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.54cm" svg:height="1.397cm" svg:x="12.811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254cm" svg:height="0.508cm" svg:x="9.001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254cm" svg:height="0.508cm" svg:x="5.572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2.54cm" svg:height="2.667cm" svg:x="5.572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286cm" svg:height="0.509cm" svg:x="1.889cm" svg:y="4.682cm">
          <draw:text-box>
            <text:p text:style-name="P6"><text:span text:style-name="T2">+</text:span></text:p>
          </draw:text-box>
        </draw:frame>
        <draw:custom-shape draw:style-name="gr3" draw:text-style-name="P3" draw:layer="layout" svg:width="0.254cm" svg:height="0.508cm" svg:x="4.175cm" svg:y="4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2.286cm" svg:height="0.508cm" svg:x="9.255cm" svg:y="5.572cm">
          <draw:text-box>
            <text:p><text:span text:style-name="T2">semi</text:span></text:p>
          </draw:text-box>
        </draw:frame>
        <draw:custom-shape draw:style-name="gr7" draw:text-style-name="P5" draw:layer="layout" svg:width="0.203cm" svg:height="0.203cm" draw:transform="rotate (-3.14159265358979) translate (11.456cm 5.9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254cm" svg:height="0.508cm" svg:x="9.001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2.54cm" svg:height="4.572cm" svg:x="9.001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2.54cm" svg:height="2.667cm" svg:x="1.889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5.707cm" svg:y1="6.588cm" svg:x2="5.707cm" svg:y2="5.953cm">
          <text:p/>
        </draw:line>
        <draw:line draw:style-name="gr13" draw:text-style-name="P4" draw:layer="layout" svg:x1="9.128cm" svg:y1="3.286cm" svg:x2="9.128cm" svg:y2="2.651cm">
          <text:p/>
        </draw:line>
        <draw:line draw:style-name="gr17" draw:text-style-name="P4" draw:layer="layout" svg:x1="9.128cm" svg:y1="5.191cm" svg:x2="9.128cm" svg:y2="4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8T11:57:40.515788055</dc:date>
    <meta:editing-duration>PT2H22M6S</meta:editing-duration>
    <meta:editing-cycles>33</meta:editing-cycles>
    <meta:generator>LibreOffice/4.4.1.2$Linux_X86_64 LibreOffice_project/40m0$Build-2</meta:generator>
    <meta:document-statistic meta:object-count="49"/>
  </office:meta>
</office:document-meta>
</file>